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d931" officeooo:paragraph-rsid="001bd931"/>
    </style:style>
    <style:style style:name="P2" style:family="paragraph" style:parent-style-name="Standard">
      <style:text-properties officeooo:rsid="001c826b" officeooo:paragraph-rsid="001c826b"/>
    </style:style>
    <style:style style:name="P3" style:family="paragraph" style:parent-style-name="Standard" style:list-style-name="L1">
      <style:text-properties officeooo:rsid="001bd931" officeooo:paragraph-rsid="001bd931"/>
    </style:style>
    <style:style style:name="P4" style:family="paragraph" style:parent-style-name="Standard" style:list-style-name="L1">
      <style:text-properties officeooo:rsid="001c826b" officeooo:paragraph-rsid="001c826b"/>
    </style:style>
    <style:style style:name="P5" style:family="paragraph" style:parent-style-name="Standard" style:list-style-name="L2">
      <style:text-properties officeooo:rsid="001c826b" officeooo:paragraph-rsid="001c826b"/>
    </style:style>
    <style:style style:name="P6" style:family="paragraph" style:parent-style-name="Standard">
      <style:text-properties officeooo:rsid="001f1a8a" officeooo:paragraph-rsid="001f1a8a"/>
    </style:style>
    <style:style style:name="P7" style:family="paragraph" style:parent-style-name="Standard" style:list-style-name="L3">
      <style:text-properties officeooo:rsid="001f1a8a" officeooo:paragraph-rsid="001f1a8a"/>
    </style:style>
    <style:style style:name="P8" style:family="paragraph" style:parent-style-name="Standard" style:list-style-name="L3">
      <style:text-properties officeooo:rsid="001f67b2" officeooo:paragraph-rsid="001f67b2"/>
    </style:style>
    <style:style style:name="P9" style:family="paragraph" style:parent-style-name="Standard">
      <style:text-properties officeooo:rsid="001f67b2" officeooo:paragraph-rsid="001f67b2"/>
    </style:style>
    <style:style style:name="P10" style:family="paragraph" style:parent-style-name="Standard" style:list-style-name="L3">
      <style:text-properties officeooo:rsid="0020f647" officeooo:paragraph-rsid="0020f647"/>
    </style:style>
    <style:style style:name="P11" style:family="paragraph" style:parent-style-name="Standard" style:list-style-name="L4">
      <style:text-properties officeooo:rsid="0020f647" officeooo:paragraph-rsid="0020f647"/>
    </style:style>
    <style:style style:name="P12" style:family="paragraph" style:parent-style-name="Standard">
      <style:text-properties officeooo:rsid="0020f647" officeooo:paragraph-rsid="0020f647"/>
    </style:style>
    <style:style style:name="P13" style:family="paragraph" style:parent-style-name="Standard" style:list-style-name="L5">
      <style:text-properties officeooo:rsid="0022274d" officeooo:paragraph-rsid="0022274d"/>
    </style:style>
    <style:style style:name="P14" style:family="paragraph" style:parent-style-name="Standard">
      <style:text-properties officeooo:rsid="0022274d" officeooo:paragraph-rsid="0022274d"/>
    </style:style>
    <style:style style:name="P15" style:family="paragraph" style:parent-style-name="Standard" style:list-style-name="L6">
      <style:text-properties officeooo:rsid="00228975" officeooo:paragraph-rsid="00228975"/>
    </style:style>
    <style:style style:name="P16" style:family="paragraph" style:parent-style-name="Standard">
      <style:text-properties officeooo:rsid="00228975" officeooo:paragraph-rsid="00228975"/>
    </style:style>
    <style:style style:name="P17" style:family="paragraph" style:parent-style-name="Standard" style:list-style-name="L7">
      <style:text-properties officeooo:rsid="00245546" officeooo:paragraph-rsid="00245546"/>
    </style:style>
    <style:style style:name="P18" style:family="paragraph" style:parent-style-name="Standard">
      <style:text-properties officeooo:rsid="00250f3e" officeooo:paragraph-rsid="00250f3e"/>
    </style:style>
    <style:style style:name="P19" style:family="paragraph" style:parent-style-name="Standard" style:list-style-name="L8">
      <style:text-properties officeooo:rsid="00250f3e" officeooo:paragraph-rsid="00250f3e"/>
    </style:style>
    <style:style style:name="P20" style:family="paragraph" style:parent-style-name="Standard" style:list-style-name="L8">
      <style:text-properties officeooo:rsid="0025aecd" officeooo:paragraph-rsid="0025aecd"/>
    </style:style>
    <style:style style:name="P21" style:family="paragraph" style:parent-style-name="Standard" style:list-style-name="L2">
      <style:text-properties officeooo:rsid="0025aecd" officeooo:paragraph-rsid="0025aecd"/>
    </style:style>
    <style:style style:name="P22" style:family="paragraph" style:parent-style-name="Standard" style:list-style-name="L2">
      <style:text-properties officeooo:rsid="00265ae0" officeooo:paragraph-rsid="00265ae0"/>
    </style:style>
    <style:style style:name="T1" style:family="text">
      <style:text-properties officeooo:rsid="001d75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s 101:</text:p>
      <text:list xml:id="list2678736569" text:style-name="L1">
        <text:list-item>
          <text:p text:style-name="P3">SQL Server, Oracle, MySQL, PostgreSQL, Aurora, MariaDB</text:p>
        </text:list-item>
        <text:list-item>
          <text:p text:style-name="P3">Non-Relational Databases</text:p>
          <text:list>
            <text:list-item>
              <text:p text:style-name="P3">Key-value pairs</text:p>
            </text:list-item>
            <text:list-item>
              <text:p text:style-name="P3">Generally JSON format</text:p>
            </text:list-item>
          </text:list>
        </text:list-item>
        <text:list-item>
          <text:p text:style-name="P3">Data Warehousing</text:p>
          <text:list>
            <text:list-item>
              <text:p text:style-name="P3">Used to pull in very large and complex data sets</text:p>
            </text:list-item>
            <text:list-item>
              <text:p text:style-name="P3">Redshift</text:p>
            </text:list-item>
          </text:list>
        </text:list-item>
        <text:list-item>
          <text:p text:style-name="P3">Online Transaction Processing (OLTP)</text:p>
          <text:list>
            <text:list-item>
              <text:p text:style-name="P3">Info of individual transaction</text:p>
            </text:list-item>
          </text:list>
        </text:list-item>
        <text:list-item>
          <text:p text:style-name="P3">Online Analytics Processing (OLAP)</text:p>
          <text:list>
            <text:list-item>
              <text:p text:style-name="P4">Analytical info about many transactions (eg. Sum of all transactions)</text:p>
            </text:list-item>
            <text:list-item>
              <text:p text:style-name="P4">Red Shift</text:p>
            </text:list-item>
          </text:list>
        </text:list-item>
        <text:list-item>
          <text:p text:style-name="P3">ElastiCache</text:p>
          <text:list>
            <text:list-item>
              <text:p text:style-name="P3">In-memory cache, reduces duplicate calls to database</text:p>
            </text:list-item>
            <text:list-item>
              <text:p text:style-name="P4">RDS (OLTP)</text:p>
            </text:list-item>
            <text:list-item>
              <text:p text:style-name="P4">Memcache</text:p>
            </text:list-item>
          </text:list>
        </text:list-item>
      </text:list>
      <text:p text:style-name="P2">RDS:</text:p>
      <text:list xml:id="list2177695295" text:style-name="L2">
        <text:list-item>
          <text:p text:style-name="P5">Runs on virtual machines, but you can’t access them :(</text:p>
        </text:list-item>
        <text:list-item>
          <text:p text:style-name="P5">NOT Serverless <text:span text:style-name="T1">(except Aurora), all run on virtual machines</text:span></text:p>
        </text:list-item>
        <text:list-item>
          <text:p text:style-name="P21">Check error nodes from the API for an error</text:p>
        </text:list-item>
        <text:list-item>
          <text:p text:style-name="P22">Choose provisioned IOPS over standard storage if doing OLTP</text:p>
        </text:list-item>
        <text:list-item>
          <text:p text:style-name="P22">16TB is the max size by default when using provisioned OLTP</text:p>
        </text:list-item>
        <text:list-item>
          <text:p text:style-name="P22">When making an RDS security group, you do not need to specify a port number</text:p>
        </text:list-item>
      </text:list>
      <text:p text:style-name="P6">RDS Backups:</text:p>
      <text:list xml:id="list3350204623" text:style-name="L3">
        <text:list-item>
          <text:p text:style-name="P7">Automated backups</text:p>
          <text:list>
            <text:list-item>
              <text:p text:style-name="P7">restore database to any point in a retention period (1-35 days)</text:p>
            </text:list-item>
            <text:list-item>
              <text:p text:style-name="P7">Most recent backups chosen</text:p>
            </text:list-item>
            <text:list-item>
              <text:p text:style-name="P7">Stored in S3 (free storage space)</text:p>
            </text:list-item>
            <text:list-item>
              <text:p text:style-name="P7">Might get latency when you’re backing up</text:p>
            </text:list-item>
          </text:list>
        </text:list-item>
        <text:list-item>
          <text:p text:style-name="P7">DB Snapshots</text:p>
          <text:list>
            <text:list-item>
              <text:p text:style-name="P7">Manually created</text:p>
            </text:list-item>
            <text:list-item>
              <text:p text:style-name="P7">Stored even after automated backup is gone</text:p>
            </text:list-item>
          </text:list>
        </text:list-item>
        <text:list-item>
          <text:p text:style-name="P7">Restoring a backup creates a new RDS instance with a new DNS endpoint</text:p>
        </text:list-item>
        <text:list-item>
          <text:p text:style-name="P8">Encryption at rest is supported by relational databases</text:p>
          <text:list>
            <text:list-item>
              <text:p text:style-name="P8">All storage and backups are encrypted</text:p>
            </text:list-item>
            <text:list-item>
              <text:p text:style-name="P10">Done though AWS KMS</text:p>
            </text:list-item>
          </text:list>
        </text:list-item>
        <text:list-item>
          <text:p text:style-name="P8">Can be Multi-AZ, auto fail-over</text:p>
          <text:list>
            <text:list-item>
              <text:p text:style-name="P8">Most relational dbs, but not Aurora </text:p>
            </text:list-item>
          </text:list>
        </text:list-item>
        <text:list-item>
          <text:p text:style-name="P8">Read Replica</text:p>
          <text:list>
            <text:list-item>
              <text:p text:style-name="P8">Async replication from master</text:p>
            </text:list-item>
            <text:list-item>
              <text:p text:style-name="P8">Available for all relational</text:p>
            </text:list-item>
            <text:list-item>
              <text:p text:style-name="P8">Up to 5 copies of any db</text:p>
            </text:list-item>
            <text:list-item>
              <text:p text:style-name="P8">Can have read replicas of read replicas</text:p>
            </text:list-item>
            <text:list-item>
              <text:p text:style-name="P8">Not used as a DRP, but just scaling</text:p>
            </text:list-item>
            <text:list-item>
              <text:p text:style-name="P8">Each replica has its own DNS</text:p>
            </text:list-item>
            <text:list-item>
              <text:p text:style-name="P10">Must have backups turned on</text:p>
            </text:list-item>
          </text:list>
        </text:list-item>
      </text:list>
      <text:p text:style-name="P9">RDS Lab:</text:p>
      <text:list xml:id="list1401163449" text:style-name="L4">
        <text:list-item>
          <text:p text:style-name="P11">Two types of backups</text:p>
          <text:list>
            <text:list-item>
              <text:p text:style-name="P11"><text:soft-page-break/>automated (automatic)</text:p>
            </text:list-item>
            <text:list-item>
              <text:p text:style-name="P11">snapshots (manual</text:p>
            </text:list-item>
          </text:list>
        </text:list-item>
      </text:list>
      <text:p text:style-name="P12">Dynamo DB:</text:p>
      <text:list xml:id="list493684855" text:style-name="L5">
        <text:list-item>
          <text:p text:style-name="P13">NoSQL database</text:p>
        </text:list-item>
        <text:list-item>
          <text:p text:style-name="P13">Single-digit millisecond latency</text:p>
        </text:list-item>
        <text:list-item>
          <text:p text:style-name="P13">Good for mobile, web, gaming, IoT apps</text:p>
        </text:list-item>
        <text:list-item>
          <text:p text:style-name="P13">Stored on SSD</text:p>
        </text:list-item>
        <text:list-item>
          <text:p text:style-name="P13">Spread across 3 distinct Dcs</text:p>
        </text:list-item>
        <text:list-item>
          <text:p text:style-name="P13">Read models</text:p>
          <text:list>
            <text:list-item>
              <text:p text:style-name="P13">Eventual consistent reads</text:p>
              <text:list>
                <text:list-item>
                  <text:p text:style-name="P13">Consistencies across copies is usually reached in 1 second</text:p>
                </text:list-item>
              </text:list>
            </text:list-item>
            <text:list-item>
              <text:p text:style-name="P13">Strongly consistent reads</text:p>
              <text:list>
                <text:list-item>
                  <text:p text:style-name="P13">Returns a result that reflects all writes that received a successful response prior to the read</text:p>
                </text:list-item>
              </text:list>
            </text:list-item>
          </text:list>
        </text:list-item>
        <text:list-item>
          <text:p text:style-name="P13">Basics</text:p>
          <text:list>
            <text:list-item>
              <text:p text:style-name="P13">Stored on SSD</text:p>
            </text:list-item>
            <text:list-item>
              <text:p text:style-name="P13">Spread across 3 data centres</text:p>
            </text:list-item>
            <text:list-item>
              <text:p text:style-name="P13">Eventual consistent reads (default)</text:p>
            </text:list-item>
            <text:list-item>
              <text:p text:style-name="P13">Strongly consistent reads</text:p>
            </text:list-item>
          </text:list>
        </text:list-item>
      </text:list>
      <text:p text:style-name="P14">Redshift:</text:p>
      <text:list xml:id="list4223787028" text:style-name="L6">
        <text:list-item>
          <text:p text:style-name="P15">Data warehousing in the cloud!</text:p>
        </text:list-item>
        <text:list-item>
          <text:p text:style-name="P15">Configured as follows</text:p>
          <text:list>
            <text:list-item>
              <text:p text:style-name="P15">Single Node (160Gb)</text:p>
            </text:list-item>
            <text:list-item>
              <text:p text:style-name="P15">Multi-node</text:p>
              <text:list>
                <text:list-item>
                  <text:p text:style-name="P15">Leader Node (manages client connections)</text:p>
                </text:list-item>
                <text:list-item>
                  <text:p text:style-name="P15">Compute Nodes (stored data and perform tasks) -&gt; can have up to 128</text:p>
                </text:list-item>
              </text:list>
            </text:list-item>
          </text:list>
        </text:list-item>
        <text:list-item>
          <text:p text:style-name="P15">Advanced Compression</text:p>
          <text:list>
            <text:list-item>
              <text:p text:style-name="P15">Compresses columns, since columns have very similar data per row</text:p>
            </text:list-item>
          </text:list>
        </text:list-item>
        <text:list-item>
          <text:p text:style-name="P15">Massively Parallel Processing</text:p>
          <text:list>
            <text:list-item>
              <text:p text:style-name="P15">Can add more nodes if you need them</text:p>
            </text:list-item>
            <text:list-item>
              <text:p text:style-name="P15">Scales well</text:p>
            </text:list-item>
          </text:list>
        </text:list-item>
        <text:list-item>
          <text:p text:style-name="P15">Backup rules are the same as databases</text:p>
          <text:list>
            <text:list-item>
              <text:p text:style-name="P15">Attemps to have at least 3 copies of your data</text:p>
            </text:list-item>
            <text:list-item>
              <text:p text:style-name="P15">Can send S3 snapshots to another region</text:p>
            </text:list-item>
          </text:list>
        </text:list-item>
        <text:list-item>
          <text:p text:style-name="P15">Pricing</text:p>
          <text:list>
            <text:list-item>
              <text:p text:style-name="P15">Compute Node Hours (1 unit per node per hour)</text:p>
            </text:list-item>
            <text:list-item>
              <text:p text:style-name="P15">Backup</text:p>
            </text:list-item>
            <text:list-item>
              <text:p text:style-name="P15">Data transfer within VPC</text:p>
            </text:list-item>
          </text:list>
        </text:list-item>
        <text:list-item>
          <text:p text:style-name="P15">Security</text:p>
          <text:list>
            <text:list-item>
              <text:p text:style-name="P15">SSL</text:p>
            </text:list-item>
            <text:list-item>
              <text:p text:style-name="P15">AES-256</text:p>
            </text:list-item>
            <text:list-item>
              <text:p text:style-name="P15">RedShift takes care of keys by default</text:p>
            </text:list-item>
          </text:list>
        </text:list-item>
        <text:list-item>
          <text:p text:style-name="P15">Not multi-AZ</text:p>
        </text:list-item>
        <text:list-item>
          <text:p text:style-name="P15">Largely for Business Intelligence</text:p>
        </text:list-item>
      </text:list>
      <text:p text:style-name="P16">Aurora:</text:p>
      <text:list xml:id="list2935622953" text:style-name="L7">
        <text:list-item>
          <text:p text:style-name="P17">MySQL and PostgreSQL compatible</text:p>
          <text:list>
            <text:list-item>
              <text:p text:style-name="P17">5 times the speed of MySQL</text:p>
            </text:list-item>
          </text:list>
        </text:list-item>
        <text:list-item>
          <text:p text:style-name="P17">10 gigs, scales in 10GB increments to 64TB</text:p>
        </text:list-item>
        <text:list-item>
          <text:p text:style-name="P17">Up to 32vCPUs and 244GB of mem</text:p>
        </text:list-item>
        <text:list-item>
          <text:p text:style-name="P17"><text:soft-page-break/>2 copies of your data in each AZ, min of 3 Azs, 6 copies</text:p>
        </text:list-item>
        <text:list-item>
          <text:p text:style-name="P17">Scaling</text:p>
          <text:list>
            <text:list-item>
              <text:p text:style-name="P17">Handle the loss of up to two copies of data without affect DB write availability and up to three copies without affecting reads</text:p>
            </text:list-item>
            <text:list-item>
              <text:p text:style-name="P17">Self-healing</text:p>
            </text:list-item>
          </text:list>
        </text:list-item>
        <text:list-item>
          <text:p text:style-name="P17">Replicas</text:p>
          <text:list>
            <text:list-item>
              <text:p text:style-name="P17">Aurora Replicas (15) -&gt; In-region </text:p>
            </text:list-item>
            <text:list-item>
              <text:p text:style-name="P17">MySQL (5) -&gt; No automated failover</text:p>
            </text:list-item>
            <text:list-item>
              <text:p text:style-name="P17">PostegreSQL (3)</text:p>
            </text:list-item>
          </text:list>
        </text:list-item>
        <text:list-item>
          <text:p text:style-name="P17">Backups do not impact performance</text:p>
          <text:list>
            <text:list-item>
              <text:p text:style-name="P17">Can share across accounts</text:p>
            </text:list-item>
          </text:list>
        </text:list-item>
        <text:list-item>
          <text:p text:style-name="P17">Serverless</text:p>
          <text:list>
            <text:list-item>
              <text:p text:style-name="P17">Automatically starts up, shuts down, and scales based on need (similar to Lambdas)</text:p>
            </text:list-item>
            <text:list-item>
              <text:p text:style-name="P17">Infrequent, intermittent workloads</text:p>
            </text:list-item>
          </text:list>
        </text:list-item>
      </text:list>
      <text:p text:style-name="P18">Elasticache:</text:p>
      <text:list xml:id="list2484138438" text:style-name="L8">
        <text:list-item>
          <text:p text:style-name="P19">In-memory cache in the cloud</text:p>
        </text:list-item>
        <text:list-item>
          <text:p text:style-name="P19">Don’t have to repeatedly call database for information</text:p>
        </text:list-item>
        <text:list-item>
          <text:p text:style-name="P19">Memcached vs. Redis</text:p>
          <text:list>
            <text:list-item>
              <text:p text:style-name="P19">Memcache scales horizontally, fast</text:p>
            </text:list-item>
            <text:list-item>
              <text:p text:style-name="P19">Redis is more complex, allows persistence and backups</text:p>
              <text:list>
                <text:list-item>
                  <text:p text:style-name="P19">More advanced data types</text:p>
                </text:list-item>
                <text:list-item>
                  <text:p text:style-name="P20">Multi-AZ</text:p>
                </text:list-item>
              </text:list>
            </text:list-item>
          </text:list>
        </text:list-item>
        <text:list-item>
          <text:p text:style-name="P19">Increase performance of dbs and web app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21:43:18.967688502</meta:creation-date>
    <meta:generator>LibreOffice/6.0.7.3$Linux_X86_64 LibreOffice_project/00m0$Build-3</meta:generator>
    <dc:date>2020-04-14T21:30:51.410441596</dc:date>
    <meta:editing-duration>PT11H40M31S</meta:editing-duration>
    <meta:editing-cycles>4</meta:editing-cycles>
    <meta:document-statistic meta:table-count="0" meta:image-count="0" meta:object-count="0" meta:page-count="3" meta:paragraph-count="119" meta:word-count="705" meta:character-count="3721" meta:non-whitespace-character-count="3244"/>
  </office:meta>
</office:document-meta>
</file>